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635cm" svg:y="1.905cm">
          <text:p text:style-name="P1"><text:span text:style-name="T1"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custom-shape draw:style-name="gr1" draw:text-style-name="P2" draw:layer="layout" svg:width="2.54cm" svg:height="0.635cm" svg:x="5.08cm" svg:y="1.905cm">
          <text:p text:style-name="P1"><text:span text:style-name="T1">Routi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5cm" svg:y1="1.27cm" svg:x2="6.35cm" svg:y2="1.905cm">
          <text:p/>
        </draw:line>
        <draw:custom-shape draw:style-name="gr1" draw:text-style-name="P2" draw:layer="layout" svg:width="3.175cm" svg:height="0.635cm" svg:x="8.89cm" svg:y="1.905cm">
          <text:p text:style-name="P1"><text:span text:style-name="T1">RexxContex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16cm" svg:y1="1.27cm" svg:x2="10.16cm" svg:y2="1.905cm">
          <text:p/>
        </draw:line>
        <draw:custom-shape draw:style-name="gr1" draw:text-style-name="P2" draw:layer="layout" svg:width="3.81cm" svg:height="0.635cm" svg:x="12.7cm" svg:y="1.905cm">
          <text:p text:style-name="P1"><text:span text:style-name="T1">WeakReferen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605cm" svg:y1="1.27cm" svg:x2="14.605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7-02T12:47:51</meta:creation-date>
    <dc:creator>Richard McGuire</dc:creator>
    <dc:date>2009-01-18T19:35:14.09</dc:date>
    <dc:language>en-US</dc:language>
    <meta:editing-cycles>5</meta:editing-cycles>
    <meta:editing-duration>PT00H09M02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